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edcf" officeooo:paragraph-rsid="001dedcf"/>
    </style:style>
    <style:style style:name="P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officeooo:rsid="001fc1af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/>
    </style:style>
    <style:style style:name="gr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heck Box 1" form:control-implementation="ooo:com.sun.star.form.component.CheckBox" xml:id="control1" form:id="control1" form:label="Inline 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2" form:id="control2" form:label="Floating 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ontrol text:anchor-type="paragraph" draw:z-index="1" draw:name="Shape2" draw:style-name="gr2" draw:text-style-name="P2" svg:width="4.472cm" svg:height="1.43cm" svg:x="5.126cm" svg:y="2.341cm" draw:control="control2"/><text:span text:style-name="T1">Some Text …. <text:s/></text:span><draw:control text:anchor-type="as-char" draw:z-index="0" draw:name="Shape1" draw:style-name="gr1" draw:text-style-name="P2" svg:width="4.412cm" svg:height="1.086cm" draw:control="control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9T05:33:51.503000000</meta:creation-date>
    <dc:date>2017-08-19T06:05:56.951000000</dc:date>
    <meta:editing-duration>PT2M40S</meta:editing-duration>
    <meta:editing-cycles>2</meta:editing-cycles>
    <meta:generator>LibreOfficeDev/6.0.0.0.alpha0$Windows_x86 LibreOffice_project/2295623d794d4f62ebb042314f82332a6dd54eb7</meta:generator>
    <meta:document-statistic meta:table-count="0" meta:image-count="0" meta:object-count="0" meta:page-count="1" meta:paragraph-count="1" meta:word-count="3" meta:character-count="14" meta:non-whitespace-character-count="10"/>
  </office:meta>
</office:document-meta>
</file>